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1ba4" officeooo:paragraph-rsid="00141ba4"/>
    </style:style>
    <style:style style:name="P2" style:family="paragraph" style:parent-style-name="Standard">
      <style:text-properties officeooo:paragraph-rsid="00141ba4"/>
    </style:style>
    <style:style style:name="P3" style:family="paragraph" style:parent-style-name="Standard">
      <style:text-properties officeooo:rsid="001470f1" officeooo:paragraph-rsid="001470f1"/>
    </style:style>
    <style:style style:name="P4" style:family="paragraph" style:parent-style-name="Standard">
      <style:text-properties officeooo:paragraph-rsid="0017e8eb"/>
    </style:style>
    <style:style style:name="T1" style:family="text">
      <style:text-properties officeooo:rsid="00141ba4"/>
    </style:style>
    <style:style style:name="T2" style:family="text">
      <style:text-properties officeooo:rsid="00162d46"/>
    </style:style>
    <style:style style:name="T3" style:family="text">
      <style:text-properties officeooo:rsid="0017e8eb"/>
    </style:style>
    <style:style style:name="T4" style:family="text">
      <style:text-properties fo:font-style="italic" officeooo:rsid="0017e8eb"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span>魔法药<text:span text:style-name="T1">”荣获电子前哨基金会评选的“本月最蠢专利”称号</text:span></text:p>
      <text:p text:style-name="Standard"/>
      <text:p text:style-name="P1">著作权所有：Daniel Nazer，2014 年八月 28 日，许可证：CC BY 3.0 US</text:p>
      <text:p text:style-name="Standard"/>
      <text:p text:style-name="Standard">好消息<text:span text:style-name="T1">！美国专利局批准了一项关于癌症治疗方法的专利。</text:span></text:p>
      <text:p text:style-name="Standard"/>
      <text:p text:style-name="P2">去年十二月<text:span text:style-name="T1">，专利局批准了美国专利第 8,609,158 号，关于一种可用于抑制肿瘤和癌细胞生长并且杀死肿瘤的特效药。根据该专利，此药也能治愈一系列其他恶性疾病。您也许会问，这项神奇的发明究竟是什么。它实际上是以下食材的组合：月见草油、稻米、芝麻、绿豆、咖啡、肉类、奶酪、牛奶、绿茶提取物、月见草种子和葡萄酒。根据该专利的摘要所述，它确实可以治愈癌症。</text:span></text:p>
      <text:p text:style-name="Standard"/>
      <text:p text:style-name="Standard">没有理由怀疑此专利申请者的热诚<text:span text:style-name="T1">，但是，专利审查者能够并且应当基于任意数量的理由拒绝授予此专利。这些可能的理由包括可据以实施性、不确定性以及实效性等。为何专利审查者仍然批准了此项专利而无视其显而易见的弱点呢？对这一问题的回答揭示了植根于专利体系深处的根本的不公平性。</text:span></text:p>
      <text:p text:style-name="Standard"/>
      <text:p text:style-name="P3">此专利最为显而易见的瑕疵是缺乏实效性——没有任何证据证实此发明确实有效。但是，专利体系将这种证明实效性的负担施加给专利局，而非为此请求 20 年垄断权的专利申请者。也许专利审查者得出这样的结论，简单的拒绝是不值得为此所付出的努力的——坦率地说，我们甚至想知道专利审查者是否真的读过这项专利的申请材料。在一个类似案例中，专利局批准了这样一项专利，其申请者的作品众所周知具有欺骗性。（传说中的发明者甚至曾经由于诈骗而入狱。）如同 James Grimmelmann 教授于当时指出的：美国专利和商标局（USPTO）已经成为了提供合法炮弹轰炸诚信制度的军火库，到底是哪里出了问题呢？</text:p>
      <text:p text:style-name="Standard"/>
      <text:p text:style-name="Standard">专利体系同时未能对一些重要问题进行足够的评估<text:span text:style-name="T2">，即关于专利的预期以及是否显而易见的问题，也就是说，该专利是否真的是一项创新发明？由于被淹没在数十万项专利申请之中，专利局只能对其中的每一项专利申请进行粗略的评估。每位专利审查者平均花费在每项专利申请上的时间只有 19 小时（假设其宣称的时长是真实的），并且其中只有一部分是花费在查找现有技术这一困难并且耗时的任务上的。最近的研究表明，专利审查者在时间压力之下更倾向于批准那些无足轻重的发明。</text:span></text:p>
      <text:p text:style-name="Standard"/>
      <text:p text:style-name="P4">尽管明显缺乏评估<text:span text:style-name="T3">，已被授予的专利仍然是强大的诉讼武器，一项被批准的专利，哪怕是第 <text:s/>8,609,158 号，是被推定为有效的，并且只能依靠确凿并且有说服力的证据由法庭判定无效。这是为何专利诉讼耗资如此巨大的原因之一，即使那项专利看似如此地不堪一击。专利流氓可以以此作为威胁来榨取专利和解费用。</text:span></text:p>
      <text:p text:style-name="Standard"/>
      <text:p text:style-name="Standard">本月最蠢专利奖项得主也许有些离题<text:span text:style-name="T3">，但是查找其他劣质专利并不困难。荣获我们本月提名的还包括于近期批准的美国专利第 8,793,159、8,793,178、8,793,183 号。（以上这些专利尽管是在美国最高法院对于 </text:span><text:span text:style-name="T4">Alice v. CLS Bank</text:span><text:span text:style-name="T3"> 案例作出判决之后才被授予的，它们仅仅是将某种抽象的商业过程与一台计算机相关联。）不论我们如何看待本月最蠢专利以及其他屈居亚军的专利，显而易见的是，我们需要根本性的改革以阻止洪水般的劣质专利。</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2pt" style:font-name-asian="Droid Sans Fallback" style:font-family-asian="'Droid Sans Fallback'" style:font-family-generic-asian="system" style:font-pitch-asian="variable" style:font-size-asian="12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R </meta:initial-creator>
    <meta:creation-date>2016-12-11T17:55:38.353313634</meta:creation-date>
    <dc:date>2016-12-11T19:27:09.178133902</dc:date>
    <dc:creator>LR </dc:creator>
    <meta:editing-duration>PT1H31M28S</meta:editing-duration>
    <meta:editing-cycles>5</meta:editing-cycles>
    <meta:generator>LibreOffice/5.0.3.2$Linux_X86_64 LibreOffice_project/00m0$Build-2</meta:generator>
    <meta:document-statistic meta:table-count="0" meta:image-count="0" meta:object-count="0" meta:page-count="1" meta:paragraph-count="9" meta:word-count="1164" meta:character-count="1282" meta:non-whitespace-character-count="1256"/>
  </office:meta>
</office:document-meta>
</file>